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31A5C2E04AB7C51FB60.png" manifest:media-type="image/png"/>
  <manifest:file-entry manifest:full-path="Pictures/100000000000033C0000026D847ACE982C6E20B6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-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 presentation:user-transformed="true">
          <draw:text-box>
            <text:p>My Intership experience</text:p>
          </draw:text-box>
        </draw:frame>
        <draw:frame presentation:style-name="pr2" draw:text-style-name="P1" draw:layer="layout" svg:width="25.199cm" svg:height="10.2cm" svg:x="1.4cm" svg:y="8.8cm" presentation:class="subtitle" presentation:user-transformed="true">
          <draw:text-box>
            <text:p><text:span text:style-name="T1">Andoniu Daniel 5°AI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Introduc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The school sent my to “Eeprom”. Its head office is in Rosà. Is a small office with an employee and the boss.The period of the intership was from 20th of May to 21st of June.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Type of Job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Mainly I installed Windows 10 in PCs. That’s because Windows 7 runs out of updates in January 2020 and then is unsafe to use PC with that operating system.</text:p>
                <text:p>When I was in the office I did a little of everything: assemble Pcs, answer the calls, or sometimes the boss took me to the companies to resolve the problems.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Type of Job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Sometimes in that companies we stayed until the evening, also because some companies were in Milan. On average we went there 1 time a week. But we didn’t do anything special, it was the same thing we always done. <text:s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Safety<text:line-break/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Working progress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ersonal consider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It was really intersting to work there. I thought I was doing nothing. But instead i did a lot compared to the expertations. In the future i’d like to do this type of job, maybe not forever but for a while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fill-image draw:name="Bitmap_20_1" draw:display-name="Bitmap 1" xlink:href="Pictures/10000000000004220000031A5C2E04AB7C51FB60.png" xlink:type="simple" xlink:show="embed" xlink:actuate="onLoad"/>
    <draw:fill-image draw:name="background" xlink:href="Pictures/100000000000033C0000026D847ACE982C6E20B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e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9-26T14:34:08.668000000</meta:creation-date>
    <meta:editing-duration>PT53M30S</meta:editing-duration>
    <meta:editing-cycles>32</meta:editing-cycles>
    <meta:generator>LibreOffice/6.3.1.2$Windows_X86_64 LibreOffice_project/b79626edf0065ac373bd1df5c28bd630b4424273</meta:generator>
    <dc:title>Blueprint Plans</dc:title>
    <dc:date>2019-09-29T09:57:26.717000000</dc:date>
    <meta:document-statistic meta:object-count="56"/>
  </office:meta>
</office:document-meta>
</file>